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: 25</text:p>
          </table:table-cell>
          <table:table-cell office:value-type="string" calcext:value-type="string">
            <text:p>M=15</text:p>
          </table:table-cell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<text:s/>0.000032705</text:p>
          </table:table-cell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<text:s/>5.446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: 15 M:10</text:p>
          </table:table-cell>
          <table:table-cell/>
        </table:table-row>
        <table:table-row table:style-name="ro1">
          <table:table-cell office:value-type="string" calcext:value-type="string">
            <text:p>fast </text:p>
          </table:table-cell>
          <table:table-cell office:value-type="float" office:value="0.000023705" calcext:value-type="float">
            <text:p>0,000023705</text:p>
          </table:table-cell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<text:s/>0.06295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: 20 M:15</text:p>
          </table:table-cell>
          <table:table-cell/>
        </table:table-row>
        <table:table-row table:style-name="ro1">
          <table:table-cell office:value-type="string" calcext:value-type="string">
            <text:p>fast </text:p>
          </table:table-cell>
          <table:table-cell office:value-type="float" office:value="0.00005347" calcext:value-type="float">
            <text:p>0,00005347</text:p>
          </table:table-cell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<text:s/>41.1575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=11</text:p>
          </table:table-cell>
          <table:table-cell table:number-columns-repeated="2"/>
          <table:table-cell office:value-type="string" calcext:value-type="string">
            <text:p>N=10</text:p>
          </table:table-cell>
          <table:table-cell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<text:s/>11.1466</text:p>
          </table:table-cell>
          <table:table-cell/>
          <table:table-cell office:value-type="string" calcext:value-type="string">
            <text:p>slow </text:p>
          </table:table-cell>
          <table:table-cell office:value-type="string" calcext:value-type="string">
            <text:p><text:s/>1.07494</text:p>
          </table:table-cell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<text:s/>0.00000591</text:p>
          </table:table-cell>
          <table:table-cell/>
          <table:table-cell office:value-type="string" calcext:value-type="string">
            <text:p>fast </text:p>
          </table:table-cell>
          <table:table-cell office:value-type="string" calcext:value-type="string">
            <text:p><text:s/>0.0000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=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<text:s/>123.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 </text:p>
          </table:table-cell>
          <table:table-cell office:value-type="float" office:value="0.000006834" calcext:value-type="float">
            <text:p>0,0000068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25:18.838549868</meta:creation-date>
    <dc:date>2023-10-28T11:21:27.507646355</dc:date>
    <meta:editing-duration>PT16M44S</meta:editing-duration>
    <meta:editing-cycles>1</meta:editing-cycles>
    <meta:document-statistic meta:table-count="2" meta:cell-count="31" meta:object-count="0"/>
    <meta:generator>LibreOffice/7.3.7.2$Linux_X86_64 LibreOffice_project/30$Build-2</meta:generator>
  </office:meta>
</office:document-meta>
</file>